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192b" officeooo:paragraph-rsid="0006192b"/>
    </style:style>
    <style:style style:name="P2" style:family="paragraph" style:parent-style-name="Standard">
      <style:text-properties officeooo:rsid="0006192b" officeooo:paragraph-rsid="0006192b"/>
    </style:style>
    <style:style style:name="P3" style:family="paragraph" style:parent-style-name="Standard" style:list-style-name="L1">
      <style:text-properties officeooo:rsid="00083534" officeooo:paragraph-rsid="00083534"/>
    </style:style>
    <style:style style:name="P4" style:family="paragraph" style:parent-style-name="Standard">
      <style:text-properties officeooo:paragraph-rsid="00083534"/>
    </style:style>
    <style:style style:name="P5" style:family="paragraph" style:parent-style-name="Text_20_body">
      <style:text-properties fo:font-weight="normal" officeooo:rsid="00083534" officeooo:paragraph-rsid="00083534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T1" style:family="text">
      <style:text-properties officeooo:rsid="00083534"/>
    </style:style>
    <style:style style:name="T2" style:family="text">
      <style:text-properties fo:font-variant="normal" fo:text-transform="none" fo:color="#000000" style:font-name="Arial1" fo:font-size="11pt" fo:letter-spacing="normal" fo:font-style="normal" fo:font-weight="normal" fo:background-color="transparent" loext:char-shading-value="0"/>
    </style:style>
    <style:style style:name="T3" style:family="text">
      <style:text-properties fo:font-weight="bold" officeooo:rsid="00083534" style:font-weight-asian="bold" style:font-weight-complex="bold"/>
    </style:style>
    <style:style style:name="T4" style:family="text">
      <style:text-properties officeooo:rsid="000885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) </text:span><text:span text:style-name="T2">Create a Codepipeline to create CloudWatch event, and a lambda function. </text:span></text:p>
      <text:p text:style-name="P6">The cloudwatch event should be scheduled to trigger the lambda function every morning 10 AM IST. </text:p>
      <text:p text:style-name="P6">The Lambda Function should send simple "Hello World" email using SNS. Send a subscription email to user. </text:p>
      <text:p text:style-name="P6">Try to use parameters and dont hardcode any values.   </text:p>
      <text:p text:style-name="P6">The Code for the Lambda and cft template should be stored on the CodeCommit repo. </text:p>
      <text:p text:style-name="P6">Check for any errors in the python files in the build stage and deploy the CFT only if the build stage passes without any error.</text:p>
      <text:p text:style-name="Text_20_body"><text:line-break/><text:span text:style-name="T3">STEPS :</text:span></text:p>
      <text:p text:style-name="P5"><text:tab/></text:p>
      <text:list xml:id="list1118716320" text:style-name="L1">
        <text:list-item>
          <text:p text:style-name="P3">In the AWS Console, go to CodeCommit service.</text:p>
        </text:list-item>
        <text:list-item>
          <text:p text:style-name="P3">Create a new repository for your CFT file .</text:p>
        </text:list-item>
        <text:list-item>
          <text:p text:style-name="P3">Commit the lambda_email.py and the CFT.yaml to the respository </text:p>
        </text:list-item>
        <text:list-item>
          <text:p text:style-name="P1"><text:span text:style-name="T1">Go</text:span> to <text:span text:style-name="T1">C</text:span>ode<text:span text:style-name="T1">P</text:span>ipeline console in dashboard.</text:p>
        </text:list-item>
        <text:list-item>
          <text:p text:style-name="P1"><text:span text:style-name="T1">Click on C</text:span>reate new pipeline. Give <text:span text:style-name="T1">a </text:span>name to it</text:p>
        </text:list-item>
        <text:list-item>
          <text:p text:style-name="P1"><text:span text:style-name="T1">I</text:span>n service role, select existing service role as codebuild-lambda-pipeline-build-service-role</text:p>
        </text:list-item>
        <text:list-item>
          <text:p text:style-name="P1"><text:span text:style-name="T1">I</text:span>n advanced settings select default or custom location for your artifacts storage and leave encr<text:span text:style-name="T1">y</text:span>ption key as default</text:p>
        </text:list-item>
        <text:list-item>
          <text:p text:style-name="P1">In source stage add source provider as <text:span text:style-name="T1">AWS</text:span> <text:span text:style-name="T1">C</text:span>ode<text:span text:style-name="T1">C</text:span>ommit and repository name select the repository where cft file and lambda file are being stored and select branch name as master</text:p>
        </text:list-item>
        <text:list-item>
          <text:p text:style-name="P1"><text:span text:style-name="T1">I</text:span>n change detection options select <text:span text:style-name="T1">A</text:span>mazon <text:span text:style-name="T1">C</text:span>loudwatch to detect changes in source</text:p>
        </text:list-item>
        <text:list-item>
          <text:p text:style-name="P1"><text:span text:style-name="T1">C</text:span>lick next.</text:p>
        </text:list-item>
        <text:list-item>
          <text:p text:style-name="P1">In build stage select build provider as <text:span text:style-name="T1">AWS</text:span> <text:span text:style-name="T1">C</text:span>odebuild.</text:p>
        </text:list-item>
        <text:list-item>
          <text:p text:style-name="P1">Create project for code build</text:p>
        </text:list-item>
        <text:list-item>
          <text:p text:style-name="P1"><text:span text:style-name="T1">I</text:span>n code build, give project name and tags</text:p>
        </text:list-item>
        <text:list-item>
          <text:p text:style-name="P1">in environment images select managed image and choose OS as ubuntu.</text:p>
        </text:list-item>
        <text:list-item>
          <text:p text:style-name="P1">Select runtime as standard and image as aws/codebuild/standard2.0</text:p>
        </text:list-item>
        <text:list-item>
          <text:p text:style-name="P1"><text:span text:style-name="T1">I</text:span>n service role select existing service role as in step 3.</text:p>
        </text:list-item>
        <text:list-item>
          <text:p text:style-name="P1">Now in buildspec section, select insert build command and click on switch to editor and insert the buildspec code as given in the buildspec file.</text:p>
        </text:list-item>
        <text:list-item>
          <text:p text:style-name="P1">Now click on continue to codepipeline</text:p>
        </text:list-item>
        <text:list-item>
          <text:p text:style-name="P1"><text:span text:style-name="T1">C</text:span>lick on next to add the build stage for testing</text:p>
        </text:list-item>
        <text:list-item>
          <text:p text:style-name="P1"><text:s/><text:span text:style-name="T1">N</text:span>ow in deploy stage select deploy provider as aws cloudformation.</text:p>
        </text:list-item>
        <text:list-item>
          <text:p text:style-name="P1">Select action mode as “create or update stack”</text:p>
        </text:list-item>
        <text:list-item>
          <text:p text:style-name="P1"><text:span text:style-name="T1">G</text:span>ive your stack name</text:p>
        </text:list-item>
        <text:list-item>
          <text:p text:style-name="P1"><text:span text:style-name="T1">I</text:span>n template give your template path as “BuildArtifact::cft.yaml”</text:p>
        </text:list-item>
        <text:list-item>
          <text:p text:style-name="P1"><text:span text:style-name="T1">S</text:span>elect role as given in step 3</text:p>
        </text:list-item>
        <text:list-item>
          <text:p text:style-name="P1"><text:span text:style-name="T1">P</text:span>rovide output file name as DeployArtifact</text:p>
        </text:list-item>
        <text:list-item>
          <text:p text:style-name="P1"><text:span text:style-name="T1">N</text:span>ow click on next and review and <text:span text:style-name="T4">C</text:span>reate the pipeline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01:46.236663627</meta:creation-date>
    <dc:date>2019-07-28T02:09:37.812764188</dc:date>
    <meta:editing-duration>PT11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81" meta:character-count="2199" meta:non-whitespace-character-count="1866"/>
  </office:meta>
</office:document-meta>
</file>